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6000000161F985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Text_20_body" style:list-style-name="List_20_1"/>
    <style:style style:name="P4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pen SCADA system — OpenSCADA 0.8.0</text:h>
      <text:p text:style-name="P1">(documentation)</text:p>
      <text:h text:style-name="Heading_20_2" text:outline-level="2">Release</text:h>
      <text:p text:style-name="Text_20_body"><text:a xlink:type="simple" xlink:href="http://wiki.oscada.org/HomePageEn/Doc/OpenSCADA071">Release notes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8.0.pdf">file</text:a></text:p>
      <text:p text:style-name="Text_20_body"><text:a xlink:type="simple" xlink:href="http://wiki.oscada.org/HomePageEn/Function" office:name="!.function">Characterizations and demands</text:a> — <draw:frame draw:style-name="fr1" draw:name="Графічний об'єкт29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file</text:a></text:p>
      <text:h text:style-name="Heading_20_2" text:outline-level="2">Main system documents</text:h>
      <text:p text:style-name="Text_20_body">Main document about OpenSCADA system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file</text:a></text:p>
      <text:p text:style-name="Text_20_body"><text:a xlink:type="simple" xlink:href="http://wiki.oscada.org/HomePageEn/Doc/Terms" office:name="!.terms">Terms and abbreviation</text:a> — <draw:frame draw:style-name="fr1" draw:name="Графічний об'єкт50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file</text:a></text:p>
      <text:p text:style-name="Text_20_body"><text:a xlink:type="simple" xlink:href="http://wiki.oscada.org/HomePageEn/Doc/FAQ" office:name="!.faq">Frequently answers to queries about OpenSCADA system (FAQ)</text:a> — <draw:frame draw:style-name="fr1" draw:name="Графічний об'єкт4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FAQ.pdf">file</text:a></text:p>
      <text:p text:style-name="Text_20_body"><text:a xlink:type="simple" xlink:href="http://wiki.oscada.org/HomePageEn/Doc/ProgrammManual" office:name="!.programmmanual">Programm manual</text:a> — <draw:frame draw:style-name="fr1" draw:name="Графічний об'єкт5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AboutOpenSCADA.pdf">file</text:a></text:p>
      <text:p text:style-name="Text_20_body"><text:a xlink:type="simple" xlink:href="http://wiki.oscada.org/HomePageEn/Doc/QuickStart" office:name="!.quickstart">Quick Start</text:a> — <draw:frame draw:style-name="fr1" draw:name="Графічний об'єкт6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QuickStart.pdf">file</text:a></text:p>
      <text:p text:style-name="Text_20_body"><text:a xlink:type="simple" xlink:href="http://wiki.oscada.org/HomePageEn/Doc/DAQ" office:name="!.daq">Data acquisition in OpenSCADA</text:a> — <draw:frame draw:style-name="fr1" draw:name="Графічний об'єкт7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DAQ.pdf">file</text:a></text:p>
      <text:p text:style-name="Text_20_body"><text:a xlink:type="simple" xlink:href="http://wiki.oscada.org/HomePageEn/Doc/API" office:name="!.api">OpenSCADA system API</text:a> — <draw:frame draw:style-name="fr1" draw:name="Графічний об'єкт8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APIOpenSCADA.pdf">file</text:a></text:p>
      <text:p text:style-name="Text_20_body"><text:a xlink:type="simple" xlink:href="http://wiki.oscada.org/HomePageEn/Doc/BuildFromSource" office:name="!.buildfromsource">The manual for building of OpenSCADA from source texts</text:a> — <draw:frame draw:style-name="fr1" draw:name="Графічний об'єкт51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file</text:a></text:p>
      <text:p text:style-name="Text_20_body"><text:a xlink:type="simple" xlink:href="http://wiki.oscada.org/HomePageEn/Doc/CrashReport" office:name="!.crashreport">Guide to localize crashes and to report about them</text:a> — <draw:frame draw:style-name="fr1" draw:name="Графічний об'єкт52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report.pdf">file</text:a></text:p>
      <text:h text:style-name="Heading_20_2" text:outline-level="2">User API libraries</text:h>
      <text:list xml:id="list1944834804" text:style-name="List_20_1">
        <text:list-item>
          <text:p text:style-name="P3"><text:a xlink:type="simple" xlink:href="http://wiki.oscada.org/HomePageEn/Doc/ProgrammManual#h946-1">User API of the OpenSCADA core object model</text:a> — <draw:frame draw:style-name="fr1" draw:name="Графический объект1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AboutOpenSCADA.pdf#page=74">file</text:a>:</text:p>
          <text:list>
            <text:list-item>
              <text:p text:style-name="P3"><text:a xlink:type="simple" xlink:href="http://wiki.oscada.org/HomePageEn/Doc/JavaLikeCalc#h867-11" office:name="!.javalikecalc">User object API of language JavaLikeCalc.JavaScript</text:a> — <draw:frame draw:style-name="fr1" draw:name="Графический объект2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Modules/DAQ.JavaLikeCalc.pdf#page=7">file</text:a></text:p>
            </text:list-item>
            <text:list-item>
              <text:p text:style-name="P3"><text:a xlink:type="simple" xlink:href="http://wiki.oscada.org/HomePageEn/Doc/VCAEngine#h887-23" office:name="!.vcaengine">User object API of the visual control area engine</text:a> — <draw:frame draw:style-name="fr1" draw:name="Графический объект3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UI.VCAEngine.pdf#page=38">file</text:a></text:p>
            </text:list-item>
          </text:list>
        </text:list-item>
        <text:list-item>
          <text:p text:style-name="P3"><text:a xlink:type="simple" xlink:href="http://wiki.oscada.org/HomePageEn/Using/APIFunctionLibs" office:name=".homepageen.using.apifunctionlibs">API functions library of the OpenSCADA object model</text:a>:</text:p>
          <text:list>
            <text:list-item>
              <text:p text:style-name="P3"><text:a xlink:type="simple" xlink:href="http://wiki.oscada.org/HomePageEn/Doc/FLibComplex1" office:name="!.flibcomplex1">The library of functions compatible with SCADA Complex1 of the firm Ltd SIC "DIYA"</text:a> — <draw:frame draw:style-name="fr1" draw:name="Графический объект4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3"><text:a xlink:type="simple" xlink:href="http://wiki.oscada.org/HomePageEn/Doc/FLibMath" office:name="!.flibmath">The library of standard mathematical functions</text:a> — <draw:frame draw:style-name="fr1" draw:name="Графический объект5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3"><text:a xlink:type="simple" xlink:href="http://wiki.oscada.org/HomePageEn/Doc/FLibSYS" office:name="!.flibsys">The library of system API of user programming area</text:a> — <draw:frame draw:style-name="fr1" draw:name="Графический объект6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3"><text:a xlink:type="simple" xlink:href="http://wiki.oscada.org/HomePageEn/Using/APIFunctionLibs/TechApp" office:name=".homepageen.using.apifunctionlibs.techapp">Library of models of technological devices</text:a> — <draw:frame draw:style-name="fr1" draw:name="Графический объект7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Lib.TechApp.pdf">file</text:a></text:p>
            </text:list-item>
          </text:list>
        </text:list-item>
      </text:list>
      <text:h text:style-name="Heading_20_2" text:outline-level="2"><text:a xlink:type="simple" xlink:href="http://wiki.oscada.org/HomePageEn/Using/GraphicElementsLibraries?v=1cy0" office:name=".homepageen.using.graphicelementslibraries">Graphic Elements' libraries of the OpenSCADA system</text:a></text:h>
      <text:list xml:id="list1494918087" text:continue-numbering="true" text:style-name="List_20_1">
        <text:list-item>
          <text:p text:style-name="P3"><text:a xlink:type="simple" xlink:href="http://wiki.oscada.org/HomePageEn/Using/GraphicElementsLibraries/MainElements?v=6gz" office:name=".homepageen.using.graphicelementslibraries.mainelements">Main elements library of the user interface</text:a> — <draw:frame draw:style-name="fr1" draw:name="Графічний об'єкт53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WLib.Main.pdf">file</text:a></text:p>
        </text:list-item>
        <text:list-item>
          <text:p text:style-name="P3"><text:a xlink:type="simple" xlink:href="http://wiki.oscada.org/HomePageEn/Using/GraphicElementsLibraries/MnemoElements?v=1byg" office:name=".homepageen.using.graphicelementslibraries.mnemoelements">Mnemonic elements library of the user interface</text:a> — <draw:frame draw:style-name="fr1" draw:name="Графічний об'єкт54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nEls.pdf">file</text:a></text:p>
        </text:list-item>
        <text:list-item>
          <text:p text:style-name="P3"><text:a xlink:type="simple" xlink:href="http://wiki.oscada.org/HomePageEn/Using/GraphicElementsLibraries/ElectroElements" office:name=".homepageen.using.graphicelementslibraries.electroelements">Electrical elements library of the user interface</text:a> — <draw:frame draw:style-name="fr1" draw:name="Графічний об'єкт55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WLib.ElEls.pdf">file</text:a></text:p>
        </text:list-item>
      </text:list>
      <text:h text:style-name="Heading_20_2" text:outline-level="2">Documents to OpenSCADA modules</text:h>
      <text:list xml:id="list1370879550" text:style-name="L1">
        <text:list-item>
          <text:p text:style-name="P2">Subsystem "Archives":</text:p>
        </text:list-item>
      </text:list>
      <text:list xml:id="list381481612" text:style-name="L1">
        <text:list-item>
          <text:list>
            <text:list-item>
              <text:p text:style-name="P2"><text:a xlink:type="simple" xlink:href="http://wiki.oscada.org/HomePageEn/Doc/FSArch" office:name="!.fsarch">The archivator to FS</text:a> — <draw:frame draw:style-name="fr1" draw:name="Графічний об'єкт9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FSArch.pdf">file</text:a></text:p>
            </text:list-item>
            <text:list-item>
              <text:p text:style-name="P2"><text:a xlink:type="simple" xlink:href="http://wiki.oscada.org/HomePageEn/Doc/DBArch" office:name="!.dbarch">The archivator to DB</text:a> — <draw:frame draw:style-name="fr1" draw:name="Графічний об'єкт10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Archive.DBArch.pdf">file</text:a></text:p>
            </text:list-item>
          </text:list>
        </text:list-item>
        <text:list-item>
          <text:p text:style-name="P2">Subsystem "Data bases (DB)":</text:p>
          <text:list>
            <text:list-item>
              <text:p text:style-name="P2"><text:a xlink:type="simple" xlink:href="http://wiki.oscada.org/HomePageEn/Doc/DBF" office:name="!.dbf">DB DBF</text:a> — <draw:frame draw:style-name="fr1" draw:name="Графічний об'єкт11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DBF.pdf">file</text:a></text:p>
            </text:list-item>
            <text:list-item>
              <text:p text:style-name="P2"><text:soft-page-break/><text:a xlink:type="simple" xlink:href="http://wiki.oscada.org/HomePageEn/Doc/MySQL" office:name="!.mysql">DB MySQL</text:a> — <draw:frame draw:style-name="fr1" draw:name="Графічний об'єкт12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MySQL.pdf">file</text:a></text:p>
            </text:list-item>
            <text:list-item>
              <text:p text:style-name="P2"><text:a xlink:type="simple" xlink:href="http://wiki.oscada.org/HomePageEn/Doc/SQLite" office:name="!.sqlite">DB SQLite</text:a> — <draw:frame draw:style-name="fr1" draw:name="Графічний об'єкт13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SQLite.pdf">file</text:a></text:p>
            </text:list-item>
            <text:list-item>
              <text:p text:style-name="P2"><text:a xlink:type="simple" xlink:href="http://wiki.oscada.org/HomePageEn/Doc/FireBird" office:name="!.firebird">DB FireBird</text:a> — <draw:frame draw:style-name="fr1" draw:name="Графічний об'єкт14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FireBird.pdf">file</text:a></text:p>
            </text:list-item>
            <text:list-item>
              <text:p text:style-name="P2"><text:a xlink:type="simple" xlink:href="http://wiki.oscada.org/HomePageEn/Doc/PostgreSQL" office:name="!.postgresql">DB PostgreSQL</text:a> — <draw:frame draw:style-name="fr1" draw:name="Графічний об'єкт15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B.PostgreSQL.pdf">file</text:a></text:p>
            </text:list-item>
          </text:list>
        </text:list-item>
        <text:list-item>
          <text:p text:style-name="P2">Subsystem "Data acquisition (DAQ)":</text:p>
          <text:list>
            <text:list-item>
              <text:p text:style-name="P2"><text:a xlink:type="simple" xlink:href="http://wiki.oscada.org/HomePageEn/Doc/DiamondBoards" office:name="!.diamondboards">Diamond data acquisition boards</text:a> — <draw:frame draw:style-name="fr1" draw:name="Графічний об'єкт16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DiamondBoards.pdf">file</text:a></text:p>
            </text:list-item>
            <text:list-item>
              <text:p text:style-name="P2"><text:a xlink:type="simple" xlink:href="http://wiki.oscada.org/HomePageEn/Doc/System" office:name="!.system">OS data acquisition</text:a> — <draw:frame draw:style-name="fr1" draw:name="Графічний об'єкт17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System.pdf">file</text:a></text:p>
            </text:list-item>
            <text:list-item>
              <text:p text:style-name="P2"><text:a xlink:type="simple" xlink:href="http://wiki.oscada.org/HomePageEn/Doc/BlockCalc" office:name="!.blockcalc">Block calculator</text:a> — <draw:frame draw:style-name="fr1" draw:name="Графічний об'єкт18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BlockCalc.pdf">file</text:a></text:p>
            </text:list-item>
            <text:list-item>
              <text:p text:style-name="P2"><text:a xlink:type="simple" xlink:href="http://wiki.oscada.org/HomePageEn/Doc/JavaLikeCalc" office:name="!.javalikecalc">Java-like language calculator</text:a> — <draw:frame draw:style-name="fr1" draw:name="Графічний об'єкт19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JavaLikeCalc.pdf">file</text:a></text:p>
            </text:list-item>
            <text:list-item>
              <text:p text:style-name="P2"><text:a xlink:type="simple" xlink:href="http://wiki.oscada.org/HomePageEn/Doc/LogicLev" office:name="!.logiclev">Logical level parameters</text:a> — <draw:frame draw:style-name="fr1" draw:name="Графічний об'єкт20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LogicLev.pdf">file</text:a></text:p>
            </text:list-item>
            <text:list-item>
              <text:p text:style-name="P2"><text:a xlink:type="simple" xlink:href="http://wiki.oscada.org/HomePageEn/Doc/SNMP" office:name="!.snmp">Simple Network Management Protocol</text:a> — <draw:frame draw:style-name="fr1" draw:name="Графічний об'єкт21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NMP.pdf">file</text:a></text:p>
            </text:list-item>
            <text:list-item>
              <text:p text:style-name="P2"><text:a xlink:type="simple" xlink:href="http://wiki.oscada.org/HomePageEn/Doc/Siemens" office:name="!.siemens">Siemens S7 PLC</text:a> — <draw:frame draw:style-name="fr1" draw:name="Графічний об'єкт22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Siemens.pdf">file</text:a></text:p>
            </text:list-item>
            <text:list-item>
              <text:p text:style-name="P2"><text:a xlink:type="simple" xlink:href="http://wiki.oscada.org/HomePageEn/Doc/ModBus" office:name="!.modbus">ModBus</text:a> — <draw:frame draw:style-name="fr1" draw:name="Графічний об'єкт23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DCON" office:name="!.dcon">DCON client</text:a> — <draw:frame draw:style-name="fr1" draw:name="Графічний об'єкт24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DCON.pdf">file</text:a></text:p>
            </text:list-item>
            <text:list-item>
              <text:p text:style-name="P2"><text:a xlink:type="simple" xlink:href="http://wiki.oscada.org/HomePageEn/Doc/ICPDAS" office:name="!.icpdas">ICP DAS client</text:a> — <draw:frame draw:style-name="fr1" draw:name="Графічний об'єкт25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ICP_DAS.pdf">file</text:a></text:p>
            </text:list-item>
            <text:list-item>
              <text:p text:style-name="P2"><text:a xlink:type="simple" xlink:href="http://wiki.oscada.org/HomePageEn/Doc/DAQGate" office:name="!.daqgate">Data sources gate</text:a> — <draw:frame draw:style-name="fr1" draw:name="Графічний об'єкт26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DAQGate.pdf">file</text:a></text:p>
            </text:list-item>
            <text:list-item>
              <text:p text:style-name="P2"><text:a xlink:type="simple" xlink:href="http://wiki.oscada.org/HomePageEn/Doc/SoundCard" office:name="!.soundcard">Sound card</text:a> — <draw:frame draw:style-name="fr1" draw:name="Графічний об'єкт27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SoundCard.pdf">file</text:a></text:p>
            </text:list-item>
            <text:list-item>
              <text:p text:style-name="P2"><text:a xlink:type="simple" xlink:href="http://wiki.oscada.org/HomePageEn/Doc/OPCUA" office:name="!.opc_ua">OPC UA</text:a> — <draw:frame draw:style-name="fr1" draw:name="Графічний об'єкт28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DAQ.OPC_UA.pdf">file</text:a></text:p>
            </text:list-item>
            <text:list-item>
              <text:p text:style-name="P2"><text:a xlink:type="simple" xlink:href="http://wiki.oscada.org/HomePageEn/Doc/BFN" office:name="!.bfn">BFN</text:a> — <draw:frame draw:style-name="fr1" draw:name="Графічний об'єкт2" text:anchor-type="as-char" svg:y="-0.365cm" svg:width="0.501cm" svg:height="0.519cm" draw:z-index="61"><draw:image xlink:href="Pictures/1000020100000016000000161F98502B.png" xlink:type="simple" xlink:show="embed" xlink:actuate="onLoad"/></draw:frame><text:a xlink:type="simple" xlink:href="../Modules/DAQ.BFN.pdf">file</text:a></text:p>
            </text:list-item>
          </text:list>
        </text:list-item>
        <text:list-item>
          <text:p text:style-name="P2">Subsystem "Transports":</text:p>
          <text:list>
            <text:list-item>
              <text:p text:style-name="P2"><text:a xlink:type="simple" xlink:href="http://wiki.oscada.org/HomePageEn/Doc/Soskets" office:name="!.soskets">Sockets</text:a> — <draw:frame draw:style-name="fr1" draw:name="Графічний об'єкт30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ockets.pdf">file</text:a></text:p>
            </text:list-item>
            <text:list-item>
              <text:p text:style-name="P2"><text:a xlink:type="simple" xlink:href="http://wiki.oscada.org/HomePageEn/Doc/SSL" office:name="!.ssl">Security Socket Layer</text:a> — <draw:frame draw:style-name="fr1" draw:name="Графічний об'єкт31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SL.pdf">file</text:a></text:p>
            </text:list-item>
            <text:list-item>
              <text:p text:style-name="P2"><text:a xlink:type="simple" xlink:href="http://wiki.oscada.org/HomePageEn/Doc/Serial" office:name="!.serial">Serial interface</text:a> — <draw:frame draw:style-name="fr1" draw:name="Графічний об'єкт32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Transport.Serial.pdf">file</text:a></text:p>
            </text:list-item>
          </text:list>
        </text:list-item>
        <text:list-item>
          <text:p text:style-name="P2">Subsystem "Transport protocols":</text:p>
          <text:list>
            <text:list-item>
              <text:p text:style-name="P2"><text:a xlink:type="simple" xlink:href="http://wiki.oscada.org/HomePageEn/Doc/HTTP" office:name="!.http">HTTP</text:a> — <draw:frame draw:style-name="fr1" draw:name="Графічний об'єкт33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HTTP.pdf">file</text:a></text:p>
            </text:list-item>
            <text:list-item>
              <text:p text:style-name="P2"><text:a xlink:type="simple" xlink:href="http://wiki.oscada.org/HomePageEn/Doc/SelfSystem" office:name="!.selfsystem">Self system protocol</text:a> — <draw:frame draw:style-name="fr1" draw:name="Графічний об'єкт34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SelfSystem.pdf">file</text:a></text:p>
            </text:list-item>
            <text:list-item>
              <text:p text:style-name="P2"><text:a xlink:type="simple" xlink:href="http://wiki.oscada.org/HomePageEn/Doc/UserProtocol" office:name="!.userprotocol">User protocol</text:a> — <draw:frame draw:style-name="fr1" draw:name="Графічний об'єкт35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Protocol.UserProtocol.pdf">file</text:a></text:p>
            </text:list-item>
            <text:list-item>
              <text:p text:style-name="P2"><text:a xlink:type="simple" xlink:href="http://wiki.oscada.org/HomePageEn/Doc/ModBus">ModBus</text:a> — <draw:frame draw:style-name="fr1" draw:name="Графічний об'єкт36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OPCUA">OPC UA</text:a> — <draw:frame draw:style-name="fr1" draw:name="Графічний об'єкт37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DAQ.OPC_UA.pdf">file</text:a></text:p>
            </text:list-item>
          </text:list>
        </text:list-item>
        <text:list-item>
          <text:p text:style-name="P2">Subsystem "Special":</text:p>
          <text:list>
            <text:list-item>
              <text:p text:style-name="P2"><text:a xlink:type="simple" xlink:href="http://wiki.oscada.org/HomePageEn/Doc/FLibComplex1" office:name="!.flibcomplex1">SCADA Complex1 (NIP "DIYA") compatibility user level functions</text:a> — <draw:frame draw:style-name="fr1" draw:name="Графічний об'єкт38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2"><text:a xlink:type="simple" xlink:href="http://wiki.oscada.org/HomePageEn/Doc/FLibMath" office:name="!.flibmath">Standard mathematical functions library</text:a> — <draw:frame draw:style-name="fr1" draw:name="Графічний об'єкт39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2"><text:a xlink:type="simple" xlink:href="http://wiki.oscada.org/HomePageEn/Doc/FLibSYS" office:name="!.flibsys">Functions library of system API of user level programming</text:a> — <draw:frame draw:style-name="fr1" draw:name="Графічний об'єкт40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2"><text:a xlink:type="simple" xlink:href="http://wiki.oscada.org/HomePageEn/Doc/SystemTests" office:name="!.systemtests">OpenSCADA system's tests</text:a> — <draw:frame draw:style-name="fr1" draw:name="Графічний об'єкт41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Special.SystemTests.pdf">file</text:a></text:p>
            </text:list-item>
          </text:list>
        </text:list-item>
        <text:list-item>
          <text:p text:style-name="P2">Subsystem "User interfaces":</text:p>
          <text:list>
            <text:list-item>
              <text:p text:style-name="P2"><text:a xlink:type="simple" xlink:href="http://wiki.oscada.org/HomePageEn/Doc/QTStarter" office:name="!.qtstarter">QT GUI starter</text:a> — <draw:frame draw:style-name="fr1" draw:name="Графічний об'єкт42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Starter.pdf">file</text:a></text:p>
            </text:list-item>
            <text:list-item>
              <text:p text:style-name="P2"><text:a xlink:type="simple" xlink:href="http://wiki.oscada.org/HomePageEn/Doc/QTCfg" office:name="!.qtcfg">System configurator - QT</text:a> — <draw:frame draw:style-name="fr1" draw:name="Графічний об'єкт43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QTCfg.pdf">file</text:a></text:p>
            </text:list-item>
            <text:list-item>
              <text:p text:style-name="P2"><text:a xlink:type="simple" xlink:href="http://wiki.oscada.org/HomePageEn/Doc/WebCfg" office:name="!.webcfg">System configurator - Web</text:a> — <draw:frame draw:style-name="fr1" draw:name="Графічний об'єкт44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.pdf">file</text:a></text:p>
            </text:list-item>
            <text:list-item>
              <text:p text:style-name="P2"><text:a xlink:type="simple" xlink:href="http://wiki.oscada.org/HomePageEn/Doc/WebCfgD" office:name="!.webcfgd">Dynamic Web configurator</text:a> — <draw:frame draw:style-name="fr1" draw:name="Графічний об'єкт45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WebCfgD.pdf">file</text:a></text:p>
            </text:list-item>
            <text:list-item>
              <text:p text:style-name="P2"><text:a xlink:type="simple" xlink:href="http://wiki.oscada.org/HomePageEn/Doc/VCAEngine" office:name="!.vcaengine">Visual control area engine</text:a> — <draw:frame draw:style-name="fr1" draw:name="Графічний об'єкт46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CAEngine.pdf">file</text:a></text:p>
            </text:list-item>
            <text:list-item>
              <text:p text:style-name="P2"><text:a xlink:type="simple" xlink:href="http://wiki.oscada.org/HomePageEn/Doc/Vision" office:name="!.vision">Operation user interface - QT</text:a> — <draw:frame draw:style-name="fr1" draw:name="Графічний об'єкт47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Vision.pdf">file</text:a></text:p>
            </text:list-item>
            <text:list-item>
              <text:p text:style-name="P2"><text:a xlink:type="simple" xlink:href="http://wiki.oscada.org/HomePageEn/Doc/WebVision" office:name="!.webvision">Operation user interface - Web</text:a> — <draw:frame draw:style-name="fr1" draw:name="Графічний об'єкт48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Vision.pdf">file</text:a></text:p>
            </text:list-item>
            <text:list-item>
              <text:p text:style-name="P2"><text:a xlink:type="simple" xlink:href="http://wiki.oscada.org/HomePageEn/Doc/WebUser" office:name="!.webuser">Web-interface from the user</text:a> — <draw:frame draw:style-name="fr1" draw:name="Графічний об'єкт49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Modules/UI.WebUser.pdf">file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91cm" fo:margin-bottom="1.326cm" fo:margin-left="2cm" fo:margin-right="1.11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2-04-06T12:43:04</dc:date>
    <meta:editing-duration>PT5H21M32S</meta:editing-duration>
    <meta:editing-cycles>35</meta:editing-cycles>
    <meta:generator>LibreOffice/3.4$Linux LibreOffice_project/340m1$Build-402</meta:generator>
    <meta:document-statistic meta:table-count="0" meta:image-count="62" meta:object-count="0" meta:page-count="2" meta:paragraph-count="77" meta:word-count="490" meta:character-count="2606" meta:non-whitespace-character-count="2190"/>
  </office:meta>
</office:document-meta>
</file>